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af7" officeooo:paragraph-rsid="0006faf7"/>
    </style:style>
    <style:style style:name="P2" style:family="paragraph" style:parent-style-name="Standard">
      <style:text-properties officeooo:rsid="0006faf7" officeooo:paragraph-rsid="0006faf7"/>
    </style:style>
    <style:style style:name="T1" style:family="text">
      <style:text-properties officeooo:rsid="00070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about models and databse</text:p>
      <text:p text:style-name="P1"/>
      <text:p text:style-name="P1">def nameofclass(models.Model):</text:p>
      <text:p text:style-name="P1">......</text:p>
      <text:p text:style-name="P1"/>
      <text:p text:style-name="P1"/>
      <text:p text:style-name="P1"/>
      <text:p text:style-name="P1">-- python manage.py makemigrations</text:p>
      <text:p text:style-name="P1">--python manage.py migrate</text:p>
      <text:p text:style-name="P1">-- python manage.py sql fir kkuch that appname filenameofmigratedmodel</text:p>
      <text:p text:style-name="P1"/>
      <text:p text:style-name="P1">-- agr databse se retrival krna h tho we use, from . Import models</text:p>
      <text:p text:style-name="P1">fir stu – models.yhaparclasskanme.objects.get <text:s text:c="2"/>ya fir models.yhaparclasskanme.objects.get() </text:p>
      <text:p text:style-name="P1">-- ye sab objects.all or get property hoti h models ki </text:p>
      <text:p text:style-name="P1"/>
      <text:p text:style-name="P1"/>
      <text:p text:style-name="P1">--<text:span text:style-name="T1">python manage.py createsuperuse , ye admin page k li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00:57:58.167204420</meta:creation-date>
    <dc:date>2026-01-20T01:03:33.210588226</dc:date>
    <meta:editing-duration>PT3M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65" meta:character-count="460" meta:non-whitespace-character-count="402"/>
  </office:meta>
</office:document-meta>
</file>